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athematicaSans" svg:font-family="MathematicaSans" style:font-pitch="variable"/>
    <style:font-face style:name="MathematicaSans1" svg:font-family="MathematicaSans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ff0000" draw:stroke-linejoin="miter" svg:stroke-linecap="square" draw:fill="none" fo:padding-top="0.025cm" fo:padding-bottom="0.025cm" fo:padding-left="0.025cm" fo:padding-right="0.025cm"/>
    </style:style>
    <style:style style:name="gr2" style:family="graphic" style:parent-style-name="standard">
      <style:graphic-properties draw:stroke="solid" svg:stroke-width="0.05cm" svg:stroke-color="#0000ff" draw:stroke-linejoin="miter" svg:stroke-linecap="square" draw:fill="none" fo:padding-top="0.025cm" fo:padding-bottom="0.025cm" fo:padding-left="0.025cm" fo:padding-right="0.025cm"/>
    </style:style>
    <style:style style:name="gr3" style:family="graphic" style:parent-style-name="standard">
      <style:graphic-properties draw:stroke="none" draw:fill="solid" draw:fill-color="#ff0000"/>
    </style:style>
    <style:style style:name="gr4" style:family="graphic" style:parent-style-name="standard">
      <style:graphic-properties draw:stroke="solid" svg:stroke-width="0.05cm" svg:stroke-color="#0000ff" draw:stroke-linejoin="miter" svg:stroke-linecap="square" draw:fill="solid" draw:fill-color="#0000ff" fo:padding-top="0.025cm" fo:padding-bottom="0.025cm" fo:padding-left="0.025cm" fo:padding-right="0.025cm"/>
    </style:style>
    <style:style style:name="gr5" style:family="graphic" style:parent-style-name="standard">
      <style:graphic-properties draw:stroke="none" draw:fill="solid" draw:fill-color="#0000ff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82cm" fo:min-width="0.48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solid" svg:stroke-width="0.05cm" svg:stroke-color="#000000" draw:stroke-linejoin="miter" svg:stroke-linecap="square" draw:fill="none" fo:padding-top="0.025cm" fo:padding-bottom="0.025cm" fo:padding-left="0.025cm" fo:padding-right="0.025cm"/>
    </style:style>
    <style:style style:name="gr8" style:family="graphic" style:parent-style-name="standard">
      <style:graphic-properties draw:stroke="solid" svg:stroke-width="0.05cm" svg:stroke-color="#000000" draw:stroke-linejoin="miter" svg:stroke-linecap="butt" draw:fill="none" fo:padding-top="0.025cm" fo:padding-bottom="0.025cm" fo:padding-left="0.025cm" fo:padding-right="0.025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56cm" fo:min-width="0.456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42cm" fo:min-width="0.342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-color="#81d41a" draw:opacity="20%" draw:textarea-horizontal-align="justify" draw:textarea-vertical-align="middle" draw:auto-grow-height="false" fo:min-height="5.885cm" fo:min-width="1.692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ff0000"/>
    </style:style>
    <style:style style:name="P3" style:family="paragraph">
      <loext:graphic-properties draw:fill="solid" draw:fill-color="#0000ff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3.6999998092651pt" style:font-size-asian="13.6999998092651pt" style:font-size-complex="13.6999998092651pt"/>
    </style:style>
    <style:style style:name="P6" style:family="paragraph">
      <loext:graphic-properties draw:fill="none"/>
      <style:text-properties fo:font-size="13pt" style:font-size-asian="13pt" style:font-size-complex="13pt"/>
    </style:style>
    <style:style style:name="P7" style:family="paragraph">
      <loext:graphic-properties draw:fill="none"/>
      <style:text-properties fo:font-size="9.69999980926514pt" style:font-size-asian="9.69999980926514pt" style:font-size-complex="9.69999980926514pt"/>
    </style:style>
    <style:style style:name="P8" style:family="paragraph">
      <loext:graphic-properties draw:fill-color="#81d41a" draw:opacity="20%"/>
      <style:paragraph-properties fo:text-align="center"/>
    </style:style>
    <style:style style:name="T1" style:family="text">
      <style:text-properties fo:color="#000000" loext:opacity="100%" style:font-name="Arial" fo:font-size="13.6999998092651pt" fo:font-weight="bold" style:font-size-asian="13.6999998092651pt" style:font-weight-asian="bold" style:font-name-complex="Arial" style:font-size-complex="13.6999998092651pt" style:font-weight-complex="bold"/>
    </style:style>
    <style:style style:name="T2" style:family="text">
      <style:text-properties fo:color="#000000" loext:opacity="100%" style:font-name="MathematicaSans1" fo:font-size="13pt" fo:font-weight="bold" style:font-size-asian="13pt" style:font-weight-asian="bold" style:font-name-complex="MathematicaSans1" style:font-size-complex="13pt" style:font-weight-complex="bold"/>
    </style:style>
    <style:style style:name="T3" style:family="text">
      <style:text-properties fo:color="#000000" loext:opacity="100%" style:font-name="Arial" fo:font-size="13.6999998092651pt" fo:font-style="italic" fo:font-weight="bold" style:font-size-asian="13.6999998092651pt" style:font-style-asian="italic" style:font-weight-asian="bold" style:font-name-complex="Arial" style:font-size-complex="13.6999998092651pt" style:font-style-complex="italic" style:font-weight-complex="bold"/>
    </style:style>
    <style:style style:name="T4" style:family="text">
      <style:text-properties fo:color="#000000" loext:opacity="100%" style:font-name="Arial" fo:font-size="9.69999980926514pt" fo:font-weight="bold" style:font-size-asian="9.69999980926514pt" style:font-weight-asian="bold" style:font-name-complex="Arial" style:font-size-complex="9.699999809265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line draw:style-name="gr1" draw:text-style-name="P1" draw:layer="layout" svg:width="6.472cm" svg:height="3.337cm" svg:x="1.93cm" svg:y="1.062cm" svg:viewBox="0 0 6473 3338" draw:points="0,0 925,201 1850,794 2775,1320 3699,1865 4624,2569 5548,3338 6473,2989">
          <text:p/>
        </draw:polyline>
        <draw:polyline draw:style-name="gr2" draw:text-style-name="P1" draw:layer="layout" svg:width="6.472cm" svg:height="2.738cm" svg:x="1.93cm" svg:y="1.433cm" svg:viewBox="0 0 6473 2739" draw:points="0,2739 925,2347 1850,1956 2775,1564 6473,0">
          <text:p/>
        </draw:polyline>
        <draw:path draw:style-name="gr3" draw:text-style-name="P2" draw:layer="layout" svg:width="0.244cm" svg:height="0.244cm" svg:x="1.808cm" svg:y="0.94cm" svg:viewBox="0 0 245 245" svg:d="M245 122c0-32-13-63-36-86s-54-36-86-36-63 13-86 36c-24 23-37 54-37 86 0 33 13 64 37 87 23 23 54 36 86 36s63-13 86-36 36-54 36-87z">
          <text:p/>
        </draw:path>
        <draw:path draw:style-name="gr3" draw:text-style-name="P2" draw:layer="layout" svg:width="0.243cm" svg:height="0.244cm" svg:x="2.733cm" svg:y="1.141cm" svg:viewBox="0 0 244 245" svg:d="M244 122c0-32-12-63-35-86s-54-36-86-36c-33 0-65 13-88 36-22 23-35 54-35 86 0 33 13 64 35 87 23 23 55 36 88 36 32 0 63-13 86-36s35-54 35-87z">
          <text:p/>
        </draw:path>
        <draw:path draw:style-name="gr3" draw:text-style-name="P2" draw:layer="layout" svg:width="0.244cm" svg:height="0.244cm" svg:x="3.657cm" svg:y="1.733cm" svg:viewBox="0 0 245 245" svg:d="M245 123c0-32-13-64-36-87s-54-36-86-36c-33 0-64 13-87 36s-36 55-36 87 13 63 36 86 54 36 87 36c32 0 63-13 86-36s36-54 36-86z">
          <text:p/>
        </draw:path>
        <draw:path draw:style-name="gr3" draw:text-style-name="P2" draw:layer="layout" svg:width="0.244cm" svg:height="0.244cm" svg:x="4.582cm" svg:y="2.259cm" svg:viewBox="0 0 245 245" svg:d="M245 123c0-32-13-63-36-87-23-23-55-36-87-36-33 0-64 13-87 36-22 24-35 55-35 87 0 33 13 64 35 87 23 23 54 35 87 35 32 0 64-12 87-35s36-54 36-87z">
          <text:p/>
        </draw:path>
        <draw:path draw:style-name="gr3" draw:text-style-name="P2" draw:layer="layout" svg:width="0.244cm" svg:height="0.244cm" svg:x="5.506cm" svg:y="2.804cm" svg:viewBox="0 0 245 245" svg:d="M245 122c0-32-13-63-36-86-24-23-55-36-87-36s-63 13-86 36-36 54-36 86 13 63 36 86 54 37 86 37 63-14 87-37c23-23 36-54 36-86z">
          <text:p/>
        </draw:path>
        <draw:path draw:style-name="gr3" draw:text-style-name="P2" draw:layer="layout" svg:width="0.244cm" svg:height="0.244cm" svg:x="6.431cm" svg:y="3.508cm" svg:viewBox="0 0 245 245" svg:d="M245 123c0-32-13-63-36-86-23-24-54-37-86-37-33 0-64 13-87 37-22 23-36 54-36 86s14 63 36 86c23 23 54 36 87 36 32 0 63-13 86-36s36-54 36-86z">
          <text:p/>
        </draw:path>
        <draw:path draw:style-name="gr3" draw:text-style-name="P2" draw:layer="layout" svg:width="0.244cm" svg:height="0.244cm" svg:x="7.355cm" svg:y="4.277cm" svg:viewBox="0 0 245 245" svg:d="M245 122c0-32-13-63-35-86-23-23-54-36-87-36-32 0-63 13-87 36-23 23-36 54-36 86 0 33 13 64 36 86 24 24 55 37 87 37 33 0 64-13 87-37 22-22 35-53 35-86z">
          <text:p/>
        </draw:path>
        <draw:path draw:style-name="gr3" draw:text-style-name="P2" draw:layer="layout" svg:width="0.244cm" svg:height="0.244cm" svg:x="8.28cm" svg:y="3.928cm" svg:viewBox="0 0 245 245" svg:d="M245 123c0-32-13-64-36-87s-54-36-86-36c-34 0-65 13-87 36-23 23-36 55-36 87s13 63 36 86c22 23 53 36 87 36 32 0 63-13 86-36s36-54 36-86z">
          <text:p/>
        </draw:path>
        <draw:polygon draw:style-name="gr4" draw:text-style-name="P3" draw:layer="layout" svg:width="0.244cm" svg:height="0.244cm" svg:x="1.808cm" svg:y="4.049cm" svg:viewBox="0 0 245 245" draw:points="0,0 245,0 245,245 0,245">
          <text:p/>
        </draw:polygon>
        <draw:polygon draw:style-name="gr4" draw:text-style-name="P3" draw:layer="layout" svg:width="0.243cm" svg:height="0.244cm" svg:x="2.733cm" svg:y="3.658cm" svg:viewBox="0 0 244 245" draw:points="0,0 244,0 244,245 0,245">
          <text:p/>
        </draw:polygon>
        <draw:polygon draw:style-name="gr4" draw:text-style-name="P3" draw:layer="layout" svg:width="0.244cm" svg:height="0.244cm" svg:x="3.657cm" svg:y="3.267cm" svg:viewBox="0 0 245 245" draw:points="0,0 245,0 245,245 0,245">
          <text:p/>
        </draw:polygon>
        <draw:polygon draw:style-name="gr4" draw:text-style-name="P3" draw:layer="layout" svg:width="0.244cm" svg:height="0.243cm" svg:x="4.582cm" svg:y="2.876cm" svg:viewBox="0 0 245 244" draw:points="0,0 245,0 245,244 0,244">
          <text:p/>
        </draw:polygon>
        <draw:polygon draw:style-name="gr5" draw:text-style-name="P3" draw:layer="layout" svg:width="0.244cm" svg:height="0.244cm" svg:x="5.506cm" svg:y="2.484cm" svg:viewBox="0 0 245 245" draw:points="0,0 245,0 245,245 0,245">
          <text:p/>
        </draw:polygon>
        <draw:polygon draw:style-name="gr2" draw:text-style-name="P1" draw:layer="layout" svg:width="0.244cm" svg:height="0.244cm" svg:x="5.506cm" svg:y="2.484cm" svg:viewBox="0 0 245 245" draw:points="0,0 245,0 245,245 0,245">
          <text:p/>
        </draw:polygon>
        <draw:polygon draw:style-name="gr4" draw:text-style-name="P3" draw:layer="layout" svg:width="0.244cm" svg:height="0.244cm" svg:x="6.431cm" svg:y="2.093cm" svg:viewBox="0 0 245 245" draw:points="0,0 245,0 245,245 0,245">
          <text:p/>
        </draw:polygon>
        <draw:polygon draw:style-name="gr4" draw:text-style-name="P3" draw:layer="layout" svg:width="0.244cm" svg:height="0.244cm" svg:x="7.355cm" svg:y="1.702cm" svg:viewBox="0 0 245 245" draw:points="0,0 245,0 245,245 0,245">
          <text:p/>
        </draw:polygon>
        <draw:polygon draw:style-name="gr4" draw:text-style-name="P3" draw:layer="layout" svg:width="0.244cm" svg:height="0.243cm" svg:x="8.28cm" svg:y="1.311cm" svg:viewBox="0 0 245 244" draw:points="0,0 245,0 245,244 0,244">
          <text:p/>
        </draw:polygon>
        <draw:line draw:style-name="gr1" draw:text-style-name="P1" draw:layer="layout" svg:x1="2.443cm" svg:y1="4.528cm" svg:x2="2.9cm" svg:y2="4.528cm">
          <text:p/>
        </draw:line>
        <draw:path draw:style-name="gr3" draw:text-style-name="P2" draw:layer="layout" svg:width="0.244cm" svg:height="0.244cm" svg:x="2.549cm" svg:y="4.406cm" svg:viewBox="0 0 245 245" svg:d="M245 123c0-33-12-64-35-87s-54-36-87-36c-32 0-63 13-86 36s-37 54-37 87 14 64 37 87 54 35 86 35c33 0 64-12 87-35s35-54 35-87z">
          <text:p/>
        </draw:path>
        <draw:line draw:style-name="gr2" draw:text-style-name="P1" draw:layer="layout" svg:x1="2.443cm" svg:y1="5.373cm" svg:x2="2.9cm" svg:y2="5.373cm">
          <text:p/>
        </draw:line>
        <draw:polygon draw:style-name="gr4" draw:text-style-name="P3" draw:layer="layout" svg:width="0.244cm" svg:height="0.244cm" svg:x="2.549cm" svg:y="5.251cm" svg:viewBox="0 0 245 245" draw:points="0,0 245,0 245,245 0,245">
          <text:p/>
        </draw:polygon>
        <draw:frame draw:style-name="gr6" draw:text-style-name="P5" draw:layer="layout" svg:width="1.022cm" svg:height="0.539cm" svg:x="3.167cm" svg:y="4.254cm">
          <draw:text-box>
            <text:p text:style-name="P4"><text:span text:style-name="T1">Exp.</text:span></text:p>
          </draw:text-box>
        </draw:frame>
        <draw:line draw:style-name="gr7" draw:text-style-name="P1" draw:layer="layout" svg:x1="8.864cm" svg:y1="6.186cm" svg:x2="1.468cm" svg:y2="6.186cm">
          <text:p/>
        </draw:line>
        <draw:line draw:style-name="gr7" draw:text-style-name="P1" draw:layer="layout" svg:x1="1.468cm" svg:y1="6.186cm" svg:x2="1.468cm" svg:y2="0.269cm">
          <text:p/>
        </draw:line>
        <draw:line draw:style-name="gr7" draw:text-style-name="P1" draw:layer="layout" svg:x1="1.468cm" svg:y1="0.269cm" svg:x2="8.864cm" svg:y2="0.269cm">
          <text:p/>
        </draw:line>
        <draw:line draw:style-name="gr7" draw:text-style-name="P1" draw:layer="layout" svg:x1="8.864cm" svg:y1="0.269cm" svg:x2="8.864cm" svg:y2="6.186cm">
          <text:p/>
        </draw:line>
        <draw:line draw:style-name="gr8" draw:text-style-name="P1" draw:layer="layout" svg:x1="1.468cm" svg:y1="6.186cm" svg:x2="1.468cm" svg:y2="6.087cm">
          <text:p/>
        </draw:line>
        <draw:frame draw:style-name="gr6" draw:text-style-name="P5" draw:layer="layout" svg:width="0.73cm" svg:height="0.539cm" svg:x="3.167cm" svg:y="5.099cm">
          <draw:text-box>
            <text:p text:style-name="P4"><text:span text:style-name="T1">Th.</text:span></text:p>
          </draw:text-box>
        </draw:frame>
        <draw:line draw:style-name="gr8" draw:text-style-name="P1" draw:layer="layout" svg:x1="1.93cm" svg:y1="6.186cm" svg:x2="1.93cm" svg:y2="6.127cm">
          <text:p/>
        </draw:line>
        <draw:line draw:style-name="gr8" draw:text-style-name="P1" draw:layer="layout" svg:x1="2.392cm" svg:y1="6.186cm" svg:x2="2.392cm" svg:y2="6.127cm">
          <text:p/>
        </draw:line>
        <draw:line draw:style-name="gr8" draw:text-style-name="P1" draw:layer="layout" svg:x1="2.855cm" svg:y1="6.186cm" svg:x2="2.855cm" svg:y2="6.127cm">
          <text:p/>
        </draw:line>
        <draw:line draw:style-name="gr8" draw:text-style-name="P1" draw:layer="layout" svg:x1="3.317cm" svg:y1="6.186cm" svg:x2="3.317cm" svg:y2="6.127cm">
          <text:p/>
        </draw:line>
        <draw:line draw:style-name="gr8" draw:text-style-name="P1" draw:layer="layout" svg:x1="3.779cm" svg:y1="6.186cm" svg:x2="3.779cm" svg:y2="6.087cm">
          <text:p/>
        </draw:line>
        <draw:frame draw:style-name="gr6" draw:text-style-name="P5" draw:layer="layout" svg:width="0.535cm" svg:height="0.539cm" svg:x="1.2cm" svg:y="6.263cm">
          <draw:text-box>
            <text:p text:style-name="P4"><text:span text:style-name="T1">10</text:span></text:p>
          </draw:text-box>
        </draw:frame>
        <draw:line draw:style-name="gr8" draw:text-style-name="P1" draw:layer="layout" svg:x1="4.241cm" svg:y1="6.186cm" svg:x2="4.241cm" svg:y2="6.127cm">
          <text:p/>
        </draw:line>
        <draw:line draw:style-name="gr8" draw:text-style-name="P1" draw:layer="layout" svg:x1="4.704cm" svg:y1="6.186cm" svg:x2="4.704cm" svg:y2="6.127cm">
          <text:p/>
        </draw:line>
        <draw:line draw:style-name="gr8" draw:text-style-name="P1" draw:layer="layout" svg:x1="5.166cm" svg:y1="6.186cm" svg:x2="5.166cm" svg:y2="6.127cm">
          <text:p/>
        </draw:line>
        <draw:line draw:style-name="gr8" draw:text-style-name="P1" draw:layer="layout" svg:x1="5.628cm" svg:y1="6.186cm" svg:x2="5.628cm" svg:y2="6.127cm">
          <text:p/>
        </draw:line>
        <draw:line draw:style-name="gr8" draw:text-style-name="P1" draw:layer="layout" svg:x1="6.09cm" svg:y1="6.186cm" svg:x2="6.09cm" svg:y2="6.087cm">
          <text:p/>
        </draw:line>
        <draw:frame draw:style-name="gr6" draw:text-style-name="P5" draw:layer="layout" svg:width="0.535cm" svg:height="0.539cm" svg:x="3.511cm" svg:y="6.263cm">
          <draw:text-box>
            <text:p text:style-name="P4"><text:span text:style-name="T1">15</text:span></text:p>
          </draw:text-box>
        </draw:frame>
        <draw:line draw:style-name="gr8" draw:text-style-name="P1" draw:layer="layout" svg:x1="6.553cm" svg:y1="6.186cm" svg:x2="6.553cm" svg:y2="6.127cm">
          <text:p/>
        </draw:line>
        <draw:line draw:style-name="gr8" draw:text-style-name="P1" draw:layer="layout" svg:x1="7.015cm" svg:y1="6.186cm" svg:x2="7.015cm" svg:y2="6.127cm">
          <text:p/>
        </draw:line>
        <draw:line draw:style-name="gr8" draw:text-style-name="P1" draw:layer="layout" svg:x1="7.477cm" svg:y1="6.186cm" svg:x2="7.477cm" svg:y2="6.127cm">
          <text:p/>
        </draw:line>
        <draw:line draw:style-name="gr8" draw:text-style-name="P1" draw:layer="layout" svg:x1="7.94cm" svg:y1="6.186cm" svg:x2="7.94cm" svg:y2="6.127cm">
          <text:p/>
        </draw:line>
        <draw:line draw:style-name="gr8" draw:text-style-name="P1" draw:layer="layout" svg:x1="8.402cm" svg:y1="6.186cm" svg:x2="8.402cm" svg:y2="6.087cm">
          <text:p/>
        </draw:line>
        <draw:frame draw:style-name="gr6" draw:text-style-name="P5" draw:layer="layout" svg:width="0.535cm" svg:height="0.539cm" svg:x="5.823cm" svg:y="6.263cm">
          <draw:text-box>
            <text:p text:style-name="P4"><text:span text:style-name="T1">20</text:span></text:p>
          </draw:text-box>
        </draw:frame>
        <draw:line draw:style-name="gr8" draw:text-style-name="P1" draw:layer="layout" svg:x1="8.864cm" svg:y1="6.186cm" svg:x2="8.864cm" svg:y2="6.127cm">
          <text:p/>
        </draw:line>
        <draw:line draw:style-name="gr8" draw:text-style-name="P1" draw:layer="layout" svg:x1="1.468cm" svg:y1="6.186cm" svg:x2="1.567cm" svg:y2="6.186cm">
          <text:p/>
        </draw:line>
        <draw:frame draw:style-name="gr6" draw:text-style-name="P5" draw:layer="layout" svg:width="0.535cm" svg:height="0.539cm" svg:x="8.134cm" svg:y="6.263cm">
          <draw:text-box>
            <text:p text:style-name="P4"><text:span text:style-name="T1">25</text:span></text:p>
          </draw:text-box>
        </draw:frame>
        <draw:line draw:style-name="gr8" draw:text-style-name="P1" draw:layer="layout" svg:x1="1.468cm" svg:y1="5.949cm" svg:x2="1.527cm" svg:y2="5.949cm">
          <text:p/>
        </draw:line>
        <draw:line draw:style-name="gr8" draw:text-style-name="P1" draw:layer="layout" svg:x1="1.468cm" svg:y1="5.713cm" svg:x2="1.527cm" svg:y2="5.713cm">
          <text:p/>
        </draw:line>
        <draw:line draw:style-name="gr8" draw:text-style-name="P1" draw:layer="layout" svg:x1="1.468cm" svg:y1="5.476cm" svg:x2="1.527cm" svg:y2="5.476cm">
          <text:p/>
        </draw:line>
        <draw:line draw:style-name="gr8" draw:text-style-name="P1" draw:layer="layout" svg:x1="1.468cm" svg:y1="5.239cm" svg:x2="1.527cm" svg:y2="5.239cm">
          <text:p/>
        </draw:line>
        <draw:line draw:style-name="gr8" draw:text-style-name="P1" draw:layer="layout" svg:x1="1.468cm" svg:y1="5.003cm" svg:x2="1.567cm" svg:y2="5.003cm">
          <text:p/>
        </draw:line>
        <draw:frame draw:style-name="gr6" draw:text-style-name="P5" draw:layer="layout" svg:width="0.671cm" svg:height="0.539cm" svg:x="0.721cm" svg:y="5.917cm">
          <draw:text-box>
            <text:p text:style-name="P4"><text:span text:style-name="T1">0.0</text:span></text:p>
          </draw:text-box>
        </draw:frame>
        <draw:line draw:style-name="gr8" draw:text-style-name="P1" draw:layer="layout" svg:x1="1.468cm" svg:y1="4.766cm" svg:x2="1.527cm" svg:y2="4.766cm">
          <text:p/>
        </draw:line>
        <draw:line draw:style-name="gr8" draw:text-style-name="P1" draw:layer="layout" svg:x1="1.468cm" svg:y1="4.529cm" svg:x2="1.527cm" svg:y2="4.529cm">
          <text:p/>
        </draw:line>
        <draw:line draw:style-name="gr8" draw:text-style-name="P1" draw:layer="layout" svg:x1="1.468cm" svg:y1="4.293cm" svg:x2="1.527cm" svg:y2="4.293cm">
          <text:p/>
        </draw:line>
        <draw:line draw:style-name="gr8" draw:text-style-name="P1" draw:layer="layout" svg:x1="1.468cm" svg:y1="4.056cm" svg:x2="1.527cm" svg:y2="4.056cm">
          <text:p/>
        </draw:line>
        <draw:line draw:style-name="gr8" draw:text-style-name="P1" draw:layer="layout" svg:x1="1.468cm" svg:y1="3.819cm" svg:x2="1.567cm" svg:y2="3.819cm">
          <text:p/>
        </draw:line>
        <draw:frame draw:style-name="gr6" draw:text-style-name="P5" draw:layer="layout" svg:width="0.671cm" svg:height="0.539cm" svg:x="0.721cm" svg:y="4.734cm">
          <draw:text-box>
            <text:p text:style-name="P4"><text:span text:style-name="T1">0.1</text:span></text:p>
          </draw:text-box>
        </draw:frame>
        <draw:line draw:style-name="gr8" draw:text-style-name="P1" draw:layer="layout" svg:x1="1.468cm" svg:y1="3.583cm" svg:x2="1.527cm" svg:y2="3.583cm">
          <text:p/>
        </draw:line>
        <draw:line draw:style-name="gr8" draw:text-style-name="P1" draw:layer="layout" svg:x1="1.468cm" svg:y1="3.346cm" svg:x2="1.527cm" svg:y2="3.346cm">
          <text:p/>
        </draw:line>
        <draw:line draw:style-name="gr8" draw:text-style-name="P1" draw:layer="layout" svg:x1="1.468cm" svg:y1="3.109cm" svg:x2="1.527cm" svg:y2="3.109cm">
          <text:p/>
        </draw:line>
        <draw:line draw:style-name="gr8" draw:text-style-name="P1" draw:layer="layout" svg:x1="1.468cm" svg:y1="2.873cm" svg:x2="1.527cm" svg:y2="2.873cm">
          <text:p/>
        </draw:line>
        <draw:line draw:style-name="gr8" draw:text-style-name="P1" draw:layer="layout" svg:x1="1.468cm" svg:y1="2.636cm" svg:x2="1.567cm" svg:y2="2.636cm">
          <text:p/>
        </draw:line>
        <draw:frame draw:style-name="gr6" draw:text-style-name="P5" draw:layer="layout" svg:width="0.671cm" svg:height="0.539cm" svg:x="0.721cm" svg:y="3.55cm">
          <draw:text-box>
            <text:p text:style-name="P4"><text:span text:style-name="T1">0.2</text:span></text:p>
          </draw:text-box>
        </draw:frame>
        <draw:line draw:style-name="gr8" draw:text-style-name="P1" draw:layer="layout" svg:x1="1.468cm" svg:y1="2.399cm" svg:x2="1.527cm" svg:y2="2.399cm">
          <text:p/>
        </draw:line>
        <draw:line draw:style-name="gr8" draw:text-style-name="P1" draw:layer="layout" svg:x1="1.468cm" svg:y1="2.163cm" svg:x2="1.527cm" svg:y2="2.163cm">
          <text:p/>
        </draw:line>
        <draw:line draw:style-name="gr8" draw:text-style-name="P1" draw:layer="layout" svg:x1="1.468cm" svg:y1="1.926cm" svg:x2="1.527cm" svg:y2="1.926cm">
          <text:p/>
        </draw:line>
        <draw:line draw:style-name="gr8" draw:text-style-name="P1" draw:layer="layout" svg:x1="1.468cm" svg:y1="1.689cm" svg:x2="1.527cm" svg:y2="1.689cm">
          <text:p/>
        </draw:line>
        <draw:line draw:style-name="gr8" draw:text-style-name="P1" draw:layer="layout" svg:x1="1.468cm" svg:y1="1.453cm" svg:x2="1.567cm" svg:y2="1.453cm">
          <text:p/>
        </draw:line>
        <draw:frame draw:style-name="gr6" draw:text-style-name="P5" draw:layer="layout" svg:width="0.671cm" svg:height="0.539cm" svg:x="0.721cm" svg:y="2.367cm">
          <draw:text-box>
            <text:p text:style-name="P4"><text:span text:style-name="T1">0.3</text:span></text:p>
          </draw:text-box>
        </draw:frame>
        <draw:line draw:style-name="gr8" draw:text-style-name="P1" draw:layer="layout" svg:x1="1.468cm" svg:y1="1.216cm" svg:x2="1.527cm" svg:y2="1.216cm">
          <text:p/>
        </draw:line>
        <draw:line draw:style-name="gr8" draw:text-style-name="P1" draw:layer="layout" svg:x1="1.468cm" svg:y1="0.979cm" svg:x2="1.527cm" svg:y2="0.979cm">
          <text:p/>
        </draw:line>
        <draw:line draw:style-name="gr8" draw:text-style-name="P1" draw:layer="layout" svg:x1="1.468cm" svg:y1="0.742cm" svg:x2="1.527cm" svg:y2="0.742cm">
          <text:p/>
        </draw:line>
        <draw:line draw:style-name="gr8" draw:text-style-name="P1" draw:layer="layout" svg:x1="1.468cm" svg:y1="0.506cm" svg:x2="1.527cm" svg:y2="0.506cm">
          <text:p/>
        </draw:line>
        <draw:line draw:style-name="gr8" draw:text-style-name="P1" draw:layer="layout" svg:x1="1.468cm" svg:y1="0.269cm" svg:x2="1.567cm" svg:y2="0.269cm">
          <text:p/>
        </draw:line>
        <draw:frame draw:style-name="gr6" draw:text-style-name="P5" draw:layer="layout" svg:width="0.671cm" svg:height="0.539cm" svg:x="0.721cm" svg:y="1.184cm">
          <draw:text-box>
            <text:p text:style-name="P4"><text:span text:style-name="T1">0.4</text:span></text:p>
          </draw:text-box>
        </draw:frame>
        <draw:line draw:style-name="gr8" draw:text-style-name="P1" draw:layer="layout" svg:x1="1.468cm" svg:y1="0.269cm" svg:x2="1.468cm" svg:y2="0.368cm">
          <text:p/>
        </draw:line>
        <draw:line draw:style-name="gr8" draw:text-style-name="P1" draw:layer="layout" svg:x1="1.93cm" svg:y1="0.269cm" svg:x2="1.93cm" svg:y2="0.329cm">
          <text:p/>
        </draw:line>
        <draw:line draw:style-name="gr8" draw:text-style-name="P1" draw:layer="layout" svg:x1="2.392cm" svg:y1="0.269cm" svg:x2="2.392cm" svg:y2="0.329cm">
          <text:p/>
        </draw:line>
        <draw:line draw:style-name="gr8" draw:text-style-name="P1" draw:layer="layout" svg:x1="2.855cm" svg:y1="0.269cm" svg:x2="2.855cm" svg:y2="0.329cm">
          <text:p/>
        </draw:line>
        <draw:line draw:style-name="gr8" draw:text-style-name="P1" draw:layer="layout" svg:x1="3.317cm" svg:y1="0.269cm" svg:x2="3.317cm" svg:y2="0.329cm">
          <text:p/>
        </draw:line>
        <draw:line draw:style-name="gr8" draw:text-style-name="P1" draw:layer="layout" svg:x1="3.779cm" svg:y1="0.269cm" svg:x2="3.779cm" svg:y2="0.368cm">
          <text:p/>
        </draw:line>
        <draw:line draw:style-name="gr8" draw:text-style-name="P1" draw:layer="layout" svg:x1="4.241cm" svg:y1="0.269cm" svg:x2="4.241cm" svg:y2="0.329cm">
          <text:p/>
        </draw:line>
        <draw:line draw:style-name="gr8" draw:text-style-name="P1" draw:layer="layout" svg:x1="4.704cm" svg:y1="0.269cm" svg:x2="4.704cm" svg:y2="0.329cm">
          <text:p/>
        </draw:line>
        <draw:line draw:style-name="gr8" draw:text-style-name="P1" draw:layer="layout" svg:x1="5.166cm" svg:y1="0.269cm" svg:x2="5.166cm" svg:y2="0.329cm">
          <text:p/>
        </draw:line>
        <draw:line draw:style-name="gr8" draw:text-style-name="P1" draw:layer="layout" svg:x1="5.628cm" svg:y1="0.269cm" svg:x2="5.628cm" svg:y2="0.329cm">
          <text:p/>
        </draw:line>
        <draw:line draw:style-name="gr8" draw:text-style-name="P1" draw:layer="layout" svg:x1="6.09cm" svg:y1="0.269cm" svg:x2="6.09cm" svg:y2="0.368cm">
          <text:p/>
        </draw:line>
        <draw:line draw:style-name="gr8" draw:text-style-name="P1" draw:layer="layout" svg:x1="6.553cm" svg:y1="0.269cm" svg:x2="6.553cm" svg:y2="0.329cm">
          <text:p/>
        </draw:line>
        <draw:line draw:style-name="gr8" draw:text-style-name="P1" draw:layer="layout" svg:x1="7.015cm" svg:y1="0.269cm" svg:x2="7.015cm" svg:y2="0.329cm">
          <text:p/>
        </draw:line>
        <draw:line draw:style-name="gr8" draw:text-style-name="P1" draw:layer="layout" svg:x1="7.477cm" svg:y1="0.269cm" svg:x2="7.477cm" svg:y2="0.329cm">
          <text:p/>
        </draw:line>
        <draw:line draw:style-name="gr8" draw:text-style-name="P1" draw:layer="layout" svg:x1="7.94cm" svg:y1="0.269cm" svg:x2="7.94cm" svg:y2="0.329cm">
          <text:p/>
        </draw:line>
        <draw:line draw:style-name="gr8" draw:text-style-name="P1" draw:layer="layout" svg:x1="8.402cm" svg:y1="0.269cm" svg:x2="8.402cm" svg:y2="0.368cm">
          <text:p/>
        </draw:line>
        <draw:line draw:style-name="gr8" draw:text-style-name="P1" draw:layer="layout" svg:x1="8.864cm" svg:y1="0.269cm" svg:x2="8.864cm" svg:y2="0.329cm">
          <text:p/>
        </draw:line>
        <draw:line draw:style-name="gr8" draw:text-style-name="P1" draw:layer="layout" svg:x1="8.864cm" svg:y1="6.186cm" svg:x2="8.765cm" svg:y2="6.186cm">
          <text:p/>
        </draw:line>
        <draw:line draw:style-name="gr8" draw:text-style-name="P1" draw:layer="layout" svg:x1="8.864cm" svg:y1="5.949cm" svg:x2="8.805cm" svg:y2="5.949cm">
          <text:p/>
        </draw:line>
        <draw:line draw:style-name="gr8" draw:text-style-name="P1" draw:layer="layout" svg:x1="8.864cm" svg:y1="5.713cm" svg:x2="8.805cm" svg:y2="5.713cm">
          <text:p/>
        </draw:line>
        <draw:line draw:style-name="gr8" draw:text-style-name="P1" draw:layer="layout" svg:x1="8.864cm" svg:y1="5.476cm" svg:x2="8.805cm" svg:y2="5.476cm">
          <text:p/>
        </draw:line>
        <draw:line draw:style-name="gr8" draw:text-style-name="P1" draw:layer="layout" svg:x1="8.864cm" svg:y1="5.239cm" svg:x2="8.805cm" svg:y2="5.239cm">
          <text:p/>
        </draw:line>
        <draw:line draw:style-name="gr8" draw:text-style-name="P1" draw:layer="layout" svg:x1="8.864cm" svg:y1="5.003cm" svg:x2="8.765cm" svg:y2="5.003cm">
          <text:p/>
        </draw:line>
        <draw:line draw:style-name="gr8" draw:text-style-name="P1" draw:layer="layout" svg:x1="8.864cm" svg:y1="4.766cm" svg:x2="8.805cm" svg:y2="4.766cm">
          <text:p/>
        </draw:line>
        <draw:line draw:style-name="gr8" draw:text-style-name="P1" draw:layer="layout" svg:x1="8.864cm" svg:y1="4.529cm" svg:x2="8.805cm" svg:y2="4.529cm">
          <text:p/>
        </draw:line>
        <draw:line draw:style-name="gr8" draw:text-style-name="P1" draw:layer="layout" svg:x1="8.864cm" svg:y1="4.293cm" svg:x2="8.805cm" svg:y2="4.293cm">
          <text:p/>
        </draw:line>
        <draw:line draw:style-name="gr8" draw:text-style-name="P1" draw:layer="layout" svg:x1="8.864cm" svg:y1="4.056cm" svg:x2="8.805cm" svg:y2="4.056cm">
          <text:p/>
        </draw:line>
        <draw:line draw:style-name="gr8" draw:text-style-name="P1" draw:layer="layout" svg:x1="8.864cm" svg:y1="3.819cm" svg:x2="8.765cm" svg:y2="3.819cm">
          <text:p/>
        </draw:line>
        <draw:line draw:style-name="gr8" draw:text-style-name="P1" draw:layer="layout" svg:x1="8.864cm" svg:y1="3.583cm" svg:x2="8.805cm" svg:y2="3.583cm">
          <text:p/>
        </draw:line>
        <draw:line draw:style-name="gr8" draw:text-style-name="P1" draw:layer="layout" svg:x1="8.864cm" svg:y1="3.346cm" svg:x2="8.805cm" svg:y2="3.346cm">
          <text:p/>
        </draw:line>
        <draw:line draw:style-name="gr8" draw:text-style-name="P1" draw:layer="layout" svg:x1="8.864cm" svg:y1="3.109cm" svg:x2="8.805cm" svg:y2="3.109cm">
          <text:p/>
        </draw:line>
        <draw:line draw:style-name="gr8" draw:text-style-name="P1" draw:layer="layout" svg:x1="8.864cm" svg:y1="2.873cm" svg:x2="8.805cm" svg:y2="2.873cm">
          <text:p/>
        </draw:line>
        <draw:line draw:style-name="gr8" draw:text-style-name="P1" draw:layer="layout" svg:x1="8.864cm" svg:y1="2.636cm" svg:x2="8.765cm" svg:y2="2.636cm">
          <text:p/>
        </draw:line>
        <draw:line draw:style-name="gr8" draw:text-style-name="P1" draw:layer="layout" svg:x1="8.864cm" svg:y1="2.399cm" svg:x2="8.805cm" svg:y2="2.399cm">
          <text:p/>
        </draw:line>
        <draw:line draw:style-name="gr8" draw:text-style-name="P1" draw:layer="layout" svg:x1="8.864cm" svg:y1="2.163cm" svg:x2="8.805cm" svg:y2="2.163cm">
          <text:p/>
        </draw:line>
        <draw:line draw:style-name="gr8" draw:text-style-name="P1" draw:layer="layout" svg:x1="8.864cm" svg:y1="1.926cm" svg:x2="8.805cm" svg:y2="1.926cm">
          <text:p/>
        </draw:line>
        <draw:line draw:style-name="gr8" draw:text-style-name="P1" draw:layer="layout" svg:x1="8.864cm" svg:y1="1.689cm" svg:x2="8.805cm" svg:y2="1.689cm">
          <text:p/>
        </draw:line>
        <draw:line draw:style-name="gr8" draw:text-style-name="P1" draw:layer="layout" svg:x1="8.864cm" svg:y1="1.453cm" svg:x2="8.765cm" svg:y2="1.453cm">
          <text:p/>
        </draw:line>
        <draw:line draw:style-name="gr8" draw:text-style-name="P1" draw:layer="layout" svg:x1="8.864cm" svg:y1="1.216cm" svg:x2="8.805cm" svg:y2="1.216cm">
          <text:p/>
        </draw:line>
        <draw:line draw:style-name="gr8" draw:text-style-name="P1" draw:layer="layout" svg:x1="8.864cm" svg:y1="0.979cm" svg:x2="8.805cm" svg:y2="0.979cm">
          <text:p/>
        </draw:line>
        <draw:line draw:style-name="gr8" draw:text-style-name="P1" draw:layer="layout" svg:x1="8.864cm" svg:y1="0.742cm" svg:x2="8.805cm" svg:y2="0.742cm">
          <text:p/>
        </draw:line>
        <draw:line draw:style-name="gr8" draw:text-style-name="P1" draw:layer="layout" svg:x1="8.864cm" svg:y1="0.506cm" svg:x2="8.805cm" svg:y2="0.506cm">
          <text:p/>
        </draw:line>
        <draw:line draw:style-name="gr8" draw:text-style-name="P1" draw:layer="layout" svg:x1="8.864cm" svg:y1="0.269cm" svg:x2="8.765cm" svg:y2="0.269cm">
          <text:p/>
        </draw:line>
        <draw:frame draw:style-name="gr6" draw:text-style-name="P5" draw:layer="layout" svg:width="0.671cm" svg:height="0.539cm" svg:x="0.721cm" svg:y="0cm">
          <draw:text-box>
            <text:p text:style-name="P4"><text:span text:style-name="T1">0.5</text:span></text:p>
          </draw:text-box>
        </draw:frame>
        <draw:frame draw:style-name="gr6" draw:text-style-name="P5" draw:layer="layout" svg:width="0.482cm" svg:height="0.539cm" svg:x="4.738cm" svg:y="6.984cm">
          <draw:text-box>
            <text:p text:style-name="P4"><text:span text:style-name="T1">I</text:span></text:p>
          </draw:text-box>
        </draw:frame>
        <draw:frame draw:style-name="gr9" draw:text-style-name="P6" draw:layer="layout" svg:width="0.48cm" svg:height="0.456cm" svg:x="5.006cm" svg:y="7.104cm">
          <draw:text-box>
            <text:p text:style-name="P4"><text:span text:style-name="T2">[ℏ]</text:span></text:p>
          </draw:text-box>
        </draw:frame>
        <draw:frame draw:style-name="gr6" draw:text-style-name="P5" draw:layer="layout" svg:width="0.482cm" svg:height="0.539cm" draw:transform="rotate (1.5707963267949) translate (0cm 4.453cm)">
          <draw:text-box>
            <text:p text:style-name="P4"><text:span text:style-name="T3">E</text:span></text:p>
          </draw:text-box>
        </draw:frame>
        <draw:frame draw:style-name="gr10" draw:text-style-name="P7" draw:layer="layout" svg:width="0.684cm" svg:height="0.382cm" draw:transform="rotate (1.5707963267949) translate (0.216cm 4.132cm)">
          <draw:text-box>
            <text:p text:style-name="P4"><text:span text:style-name="T4">wob</text:span></text:p>
          </draw:text-box>
        </draw:frame>
        <draw:frame draw:style-name="gr9" draw:text-style-name="P6" draw:layer="layout" svg:width="0.456cm" svg:height="0.456cm" draw:transform="rotate (1.5707963267949) translate (0.12cm 3.3cm)">
          <draw:text-box>
            <text:p text:style-name="P4"><text:span text:style-name="T2">[</text:span></text:p>
          </draw:text-box>
        </draw:frame>
        <draw:frame draw:style-name="gr6" draw:text-style-name="P5" draw:layer="layout" svg:width="0.993cm" svg:height="0.539cm" draw:transform="rotate (1.5707963267949) translate (0cm 3.147cm)">
          <draw:text-box>
            <text:p text:style-name="P4"><text:span text:style-name="T1">MeV</text:span></text:p>
          </draw:text-box>
        </draw:frame>
        <draw:frame draw:style-name="gr9" draw:text-style-name="P6" draw:layer="layout" svg:width="0.456cm" svg:height="0.456cm" draw:transform="rotate (1.5707963267949) translate (0.12cm 2.155cm)">
          <draw:text-box>
            <text:p text:style-name="P4"><text:span text:style-name="T2">]</text:span></text:p>
          </draw:text-box>
        </draw:frame>
        <draw:custom-shape draw:style-name="gr11" draw:text-style-name="P8" draw:layer="layout" svg:width="1.692cm" svg:height="5.885cm" svg:x="7.158cm" svg:y="0.285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athematicaSans" svg:font-family="MathematicaSans" style:font-pitch="variable"/>
    <style:font-face style:name="MathematicaSans1" svg:font-family="MathematicaSans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8.89cm" fo:page-height="7.54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dc:date>2022-05-04T17:43:38.146373055</dc:date>
    <meta:editing-duration>PT1M58S</meta:editing-duration>
    <meta:editing-cycles>1</meta:editing-cycles>
    <meta:generator>LibreOffice/7.3.2.2$MacOSX_AARCH64 LibreOffice_project/49f2b1bff42cfccbd8f788c8dc32c1c309559be0</meta:generator>
    <meta:document-statistic meta:object-count="133"/>
  </office:meta>
</office:document-meta>
</file>